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8">
            <text:p>BERMEJALES-O3-AT_IN_lag18</text:p>
          </table:table-cell>
          <table:table-cell table:style-name="pd1" office:value-type="string" office:string-value="BERMEJALES-O3-AT_IN_lag19">
            <text:p>BERMEJALES-O3-AT_IN_lag19</text:p>
          </table:table-cell>
          <table:table-cell table:style-name="pd1" office:value-type="string" office:string-value="BERMEJALES-O3-AT_IN_lag20">
            <text:p>BERMEJALES-O3-AT_IN_lag20</text:p>
          </table:table-cell>
          <table:table-cell table:style-name="pd1" office:value-type="string" office:string-value="BERMEJALES-O3-AT_IN_lag21">
            <text:p>BERMEJALES-O3-AT_IN_lag21</text:p>
          </table:table-cell>
          <table:table-cell table:style-name="pd1" office:value-type="string" office:string-value="BERMEJALES-O3-AT_IN_lag22">
            <text:p>BERMEJALES-O3-AT_IN_lag22</text:p>
          </table:table-cell>
          <table:table-cell table:style-name="pd1" office:value-type="string" office:string-value="BERMEJALES-O3-AT_IN_lag23">
            <text:p>BERMEJALES-O3-AT_IN_lag23</text:p>
          </table:table-cell>
          <table:table-cell table:style-name="pd1" office:value-type="string" office:string-value="BERMEJALES-O3-AT_IN_lag24">
            <text:p>BERMEJALES-O3-AT_IN_lag24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8:00:00">
            <text:p>Thu Mar 17 18:00:00 2022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17T19:00:00">
            <text:p>Thu Mar 17 19:00:00 2022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3-17T20:00:00">
            <text:p>Thu Mar 17 20:00:00 2022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7T21:00:00">
            <text:p>Thu Mar 17 21:00:00 2022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7T22:00:00">
            <text:p>Thu Mar 17 22:00:00 2022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17T23:00:00">
            <text:p>Thu Mar 17 23:00:00 2022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8T00:00:00">
            <text:p>Fri Mar 18 00:00:00 2022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3-18T01:00:00">
            <text:p>Fri Mar 18 01:00:00 2022</text:p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8T02:00:00">
            <text:p>Fri Mar 18 02:00:00 2022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5T01:00:00">
            <text:p>Tue Oct 25 01:00:00 2022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02:00:00">
            <text:p>Tue Oct 25 02:00:00 2022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5T20:00:00">
            <text:p>Tue Oct 25 20:00:00 2022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0-26T00:00:00">
            <text:p>Wed Oct 26 00:00:00 2022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1:00:00">
            <text:p>Wed Oct 26 01:00:00 2022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26T02:00:00">
            <text:p>Wed Oct 26 02:00:00 2022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26T03:00:00">
            <text:p>Wed Oct 26 03:00:00 2022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26T04:00:00">
            <text:p>Wed Oct 26 04:00:00 2022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6T05:00:00">
            <text:p>Wed Oct 26 05:00:00 2022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6T06:00:00">
            <text:p>Wed Oct 26 06:00:00 2022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30.3333">
            <text:p>30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0-27T00:00:00">
            <text:p>Thu Oct 27 00:00:00 2022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6.0">
            <text:p>2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01:00:00">
            <text:p>Thu Oct 27 01:00:00 2022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7T02:00:00">
            <text:p>Thu Oct 27 02:00:00 2022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7T09:00:00">
            <text:p>Thu Oct 27 09:00:00 2022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7T16:00:00">
            <text:p>Thu Oct 27 16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27T18:00:00">
            <text:p>Thu Oct 27 18:00:00 2022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13.5">
            <text:p>13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8T02:00:00">
            <text:p>Fri Oct 28 02:00:00 2022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8T03:00:00">
            <text:p>Fri Oct 28 03:00:00 2022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9T00:00:00">
            <text:p>Sat Oct 29 00:00:00 2022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29T01:00:00">
            <text:p>Sat Oct 29 01:00:00 2022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29T02:00:00">
            <text:p>Sat Oct 29 02:00:00 2022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29T03:00:00">
            <text:p>Sat Oct 29 03:00:00 2022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9.0">
            <text:p>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30.1667">
            <text:p>30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44.0">
            <text:p>4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44.5">
            <text:p>4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36.0">
            <text:p>36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6T00:00:00">
            <text:p>Sun Nov  6 00:00:00 2022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6T20:00:00">
            <text:p>Sun Nov  6 20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7T02:00:00">
            <text:p>Mon Nov  7 02:00:00 2022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13.3333">
            <text:p>13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12T00:00:00">
            <text:p>Sat Nov 12 00:00:00 2022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2T01:00:00">
            <text:p>Sat Nov 12 01:00:00 2022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12T20:00:00">
            <text:p>Sat Nov 12 20:00:00 2022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2T21:00:00">
            <text:p>Sat Nov 12 21:00:00 2022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3T01:00:00">
            <text:p>Sun Nov 13 01:00:00 2022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2:00:00">
            <text:p>Sun Nov 13 02:00:00 2022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0T23:00:00">
            <text:p>Sun Nov 20 23:00:00 2022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1-21T00:00:00">
            <text:p>Mon Nov 21 00:00:00 2022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1T18:00:00">
            <text:p>Mon Nov 21 18:00:00 2022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21T19:00:00">
            <text:p>Mon Nov 21 19:00:00 2022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6667">
            <text:p>36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1T20:00:00">
            <text:p>Mon Nov 21 20:00:00 2022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1T21:00:00">
            <text:p>Mon Nov 21 21:00:00 202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.8333">
            <text:p>2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1T22:00:00">
            <text:p>Mon Nov 21 22:00:00 2022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4.0">
            <text:p>4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21T23:00:00">
            <text:p>Mon Nov 21 23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7.1667">
            <text:p>7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2T00:00:00">
            <text:p>Tue Nov 22 00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30.3333">
            <text:p>30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30.3333">
            <text:p>30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02T01:00:00">
            <text:p>Fri Dec  2 01:00:00 2022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02T02:00:00">
            <text:p>Fri Dec  2 02:00:00 2022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4:00:00">
            <text:p>Fri Dec  2 04:00:00 2022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22:00:00">
            <text:p>Fri Dec  2 22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2T23:00:00">
            <text:p>Fri Dec  2 23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3T00:00:00">
            <text:p>Sat Dec  3 00:00:00 2022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1:00:00">
            <text:p>Sat Dec  3 01:00:00 2022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3T02:00:00">
            <text:p>Sat Dec  3 02:00:00 2022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17:00:00">
            <text:p>Wed Dec  7 17:00:00 2022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7T18:00:00">
            <text:p>Wed Dec  7 18:00:00 202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51.5">
            <text:p>51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27.1667">
            <text:p>27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53.8333">
            <text:p>53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0.8333">
            <text:p>30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11.3333">
            <text:p>1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8.5">
            <text:p>8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0.6667">
            <text:p>40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1.0">
            <text:p>41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34.0">
            <text:p>34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6.0">
            <text:p>36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23.6667">
            <text:p>2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4.8333">
            <text:p>2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2T02:00:00">
            <text:p>Thu Dec 22 02:00:00 2022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34.3333">
            <text:p>34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3:00:00">
            <text:p>Thu Dec 22 03:00:00 2022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33.5">
            <text:p>3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2T04:00:00">
            <text:p>Thu Dec 22 04:00:00 2022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06:00:00">
            <text:p>Thu Dec 22 06:00:00 2022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4.6667">
            <text:p>34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1.0">
            <text:p>1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22.5">
            <text:p>22.5</text:p>
          </table:table-cell>
          <table:table-cell office:value-type="float" office:value="20.5">
            <text:p>20.5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22.5">
            <text:p>2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3.6667">
            <text:p>3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5.1667">
            <text:p>5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7.0">
            <text:p>7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5.8333">
            <text:p>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0.6667">
            <text:p>40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26.6667">
            <text:p>26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4.1667">
            <text:p>4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5T21:00:00">
            <text:p>Sun Dec 25 21:00:00 2022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4.6667">
            <text:p>54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6.5">
            <text:p>3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40.1667">
            <text:p>40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48.5">
            <text:p>48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46.3333">
            <text:p>46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39.5">
            <text:p>3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14.0">
            <text:p>14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4.3333">
            <text:p>24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8.1667">
            <text:p>28.1667</text:p>
          </table:table-cell>
          <table:table-cell office:value-type="float" office:value="24.0">
            <text:p>24.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  <table:table-cell office:value-type="float" office:value="5.5">
            <text:p>5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4.5">
            <text:p>4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20.5">
            <text:p>20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5.8333">
            <text:p>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43.1667">
            <text:p>43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39.1667">
            <text:p>39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23.1667">
            <text:p>23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2.3333">
            <text:p>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5">
            <text:p>2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7.3333">
            <text:p>37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7.6667">
            <text:p>1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0">
            <text:p>12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4.5">
            <text:p>64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60.8333">
            <text:p>60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8T00:00:00">
            <text:p>Sun Jan  8 00:00:00 202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8T01:00:00">
            <text:p>Sun Jan  8 01:00:00 2023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8333">
            <text:p>14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8.3333">
            <text:p>28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2T00:00:00">
            <text:p>Sun Jan 22 00:00:00 202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2T01:00:00">
            <text:p>Sun Jan 22 01:00:00 2023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7.5">
            <text:p>1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2T02:00:00">
            <text:p>Sun Jan 22 02:00:00 2023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3.1667">
            <text:p>43.1667</text:p>
          </table:table-cell>
          <table:table-cell office:value-type="float" office:value="36.1667">
            <text:p>36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3T20:00:00">
            <text:p>Mon Jan 23 20:00:00 202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23T21:00:00">
            <text:p>Mon Jan 23 21:00:00 2023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3T22:00:00">
            <text:p>Mon Jan 23 22:00:00 2023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3T23:00:00">
            <text:p>Mon Jan 23 23:00:00 2023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24T00:00:00">
            <text:p>Tue Jan 24 00:00:00 2023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4T01:00:00">
            <text:p>Tue Jan 24 01:00:00 202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24T23:00:00">
            <text:p>Tue Jan 24 23:00:00 2023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25T00:00:00">
            <text:p>Wed Jan 25 00:00:00 202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25T01:00:00">
            <text:p>Wed Jan 25 01:00:00 202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54.3333">
            <text:p>54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26T23:00:00">
            <text:p>Thu Jan 26 23:00:00 2023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27T10:00:00">
            <text:p>Fri Jan 27 10:00:00 2023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8:00:00">
            <text:p>Fri Jan 27 18:00:00 2023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7.1667">
            <text:p>47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7T23:00:00">
            <text:p>Fri Jan 27 23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4.3333">
            <text:p>4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8T00:00:00">
            <text:p>Sat Jan 28 00:00:00 202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28T02:00:00">
            <text:p>Sat Jan 28 02:00:00 2023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1-28T23:00:00">
            <text:p>Sat Jan 28 23:00:00 2023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0:00:00">
            <text:p>Sun Jan 29 00:00:00 202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9T01:00:00">
            <text:p>Sun Jan 29 01:00:00 202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9T02:00:00">
            <text:p>Sun Jan 29 02:00:00 202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30T00:00:00">
            <text:p>Mon Jan 30 00:00:00 202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30T20:00:00">
            <text:p>Mon Jan 30 20:00:00 2023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1-30T22:00:00">
            <text:p>Mon Jan 30 22:00:00 2023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30T23:00:00">
            <text:p>Mon Jan 30 23:00:00 2023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2:00:00">
            <text:p>Thu Feb  2 02:00:00 2023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2T03:00:00">
            <text:p>Thu Feb  2 03:00:00 202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2-03T00:00:00">
            <text:p>Fri Feb  3 00:00:00 202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2-03T01:00:00">
            <text:p>Fri Feb  3 01:00:00 2023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02:00:00">
            <text:p>Fri Feb  3 02:00:00 202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0:00:00">
            <text:p>Sat Feb  4 00:00:00 202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1:00:00">
            <text:p>Sat Feb  4 01:00:00 2023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4T02:00:00">
            <text:p>Sat Feb  4 02:00:00 2023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2-04T03:00:00">
            <text:p>Sat Feb  4 03:00:00 202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4T04:00:00">
            <text:p>Sat Feb  4 04:00:00 202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05:00:00">
            <text:p>Sat Feb  4 05:00:00 2023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04:00:00">
            <text:p>Sun Feb  5 04:00:00 2023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6T03:00:00">
            <text:p>Mon Feb  6 03:00:00 202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16T00:00:00">
            <text:p>Thu Feb 16 00:00:00 2023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16T01:00:00">
            <text:p>Thu Feb 16 01:00:00 2023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7T00:00:00">
            <text:p>Fri Feb 17 00:00:00 202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0T21:00:00">
            <text:p>Mon Feb 20 21:00:00 2023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0T22:00:00">
            <text:p>Mon Feb 20 22:00:00 2023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0T23:00:00">
            <text:p>Mon Feb 20 23:00:00 2023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14T09:00:00">
            <text:p>Tue Mar 14 09:00:00 202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4T10:00:00">
            <text:p>Tue Mar 14 10:00:00 2023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10-24T00:00:00">
            <text:p>Tue Oct 24 00:00:00 202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0-24T01:00:00">
            <text:p>Tue Oct 24 01:00:00 2023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50.5">
            <text:p>50.5</text:p>
          </table:table-cell>
          <table:table-cell office:value-type="float" office:value="48.1667">
            <text:p>48.1667</text:p>
          </table:table-cell>
          <table:table-cell office:value-type="float" office:value="42.6667">
            <text:p>42.6667</text:p>
          </table:table-cell>
          <table:table-cell office:value-type="float" office:value="38.1667">
            <text:p>38.1667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41.0">
            <text:p>41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8.3333">
            <text:p>28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0.6667">
            <text:p>40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8.8333">
            <text:p>18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41.0">
            <text:p>41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14.5">
            <text:p>14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41.1667">
            <text:p>41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45.6667">
            <text:p>45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6.5">
            <text:p>26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38.6667">
            <text:p>38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39.5">
            <text:p>39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21.8333">
            <text:p>21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60.0">
            <text:p>60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52.8333">
            <text:p>52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0.6667">
            <text:p>20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27.3333">
            <text:p>27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0:00:00">
            <text:p>Wed Nov 22 00:00:00 2023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22T02:00:00">
            <text:p>Wed Nov 22 02:00:00 2023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22T03:00:00">
            <text:p>Wed Nov 22 03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22T04:00:00">
            <text:p>Wed Nov 22 04:00:00 2023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1.1667">
            <text:p>31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29.5">
            <text:p>2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4T00:00:00">
            <text:p>Fri Nov 24 00:00:00 2023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55.5">
            <text:p>55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6.1667">
            <text:p>6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68.8333">
            <text:p>6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4.1667">
            <text:p>5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25.3333">
            <text:p>25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03:00:00">
            <text:p>Tue Nov 28 03:00:00 202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04:00:00">
            <text:p>Tue Nov 28 04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05:00:00">
            <text:p>Tue Nov 28 0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8T15:00:00">
            <text:p>Tue Nov 28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2.6667">
            <text:p>32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6:00:00">
            <text:p>Wed Nov 29 06:00:00 2023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7:00:00">
            <text:p>Wed Nov 29 07:00:00 2023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8.5">
            <text:p>8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7.0">
            <text:p>7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10.5">
            <text:p>10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8.0">
            <text:p>8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6.5">
            <text:p>6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38.0">
            <text:p>38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32.1667">
            <text:p>32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11.5">
            <text:p>11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10.1667">
            <text:p>10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10.3333">
            <text:p>10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20:00:00">
            <text:p>Thu Dec 14 20:00:00 202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14T21:00:00">
            <text:p>Thu Dec 14 21:00:00 2023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4T22:00:00">
            <text:p>Thu Dec 14 22:00:00 2023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4T23:00:00">
            <text:p>Thu Dec 14 23:00:00 202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5T00:00:00">
            <text:p>Fri Dec 15 00:00:00 2023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5T16:00:00">
            <text:p>Fri Dec 15 16:00:00 202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7:00:00">
            <text:p>Fri Dec 15 17:00:00 2023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15.6667">
            <text:p>15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11.1667">
            <text:p>11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5.8333">
            <text:p>5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7T00:00:00">
            <text:p>Sun Dec 17 00:00:00 2023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00:00:00">
            <text:p>Mon Dec 18 00:00:00 202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01:00:00">
            <text:p>Mon Dec 18 01:00:00 2023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7:00:00">
            <text:p>Mon Dec 18 17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52.0">
            <text:p>52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47.1667">
            <text:p>47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4.5">
            <text:p>34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9T03:00:00">
            <text:p>Tue Dec 19 03:00:00 2023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3.8333">
            <text:p>43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48.3333">
            <text:p>48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38.0">
            <text:p>38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9.8333">
            <text:p>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33.8333">
            <text:p>33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39.1667">
            <text:p>39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48.3333">
            <text:p>48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51.3333">
            <text:p>51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3.5">
            <text:p>33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5">
            <text:p>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4.5">
            <text:p>4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1T12:00:00">
            <text:p>Thu Dec 21 12:00:00 2023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1T13:00:00">
            <text:p>Thu Dec 21 13:00:00 2023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10.8333">
            <text:p>10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21T14:00:00">
            <text:p>Thu Dec 21 14:00:00 202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1T15:00:00">
            <text:p>Thu Dec 21 15:00:00 2023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16.3333">
            <text:p>16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15.0">
            <text:p>15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21T17:00:00">
            <text:p>Thu Dec 21 17:00:00 2023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9.3333">
            <text:p>9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8.0">
            <text:p>8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1T23:00:00">
            <text:p>Thu Dec 21 23:00:00 202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8333">
            <text:p>4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2T00:00:00">
            <text:p>Fri Dec 22 00:00:00 2023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2T01:00:00">
            <text:p>Fri Dec 22 01:00:00 202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3.8333">
            <text:p>3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2T03:00:00">
            <text:p>Fri Dec 22 03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  <table:table-cell office:value-type="float" office:value="10.6667">
            <text:p>10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8.5">
            <text:p>48.5</text:p>
          </table:table-cell>
          <table:table-cell office:value-type="float" office:value="42.3333">
            <text:p>42.3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  <table:table-cell office:value-type="float" office:value="7.1667">
            <text:p>7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54.5">
            <text:p>54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2T17:00:00">
            <text:p>Fri Dec 22 17:00:00 2023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5.0">
            <text:p>35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9.5">
            <text:p>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3T02:00:00">
            <text:p>Sat Dec 23 02:00:00 202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3T03:00:00">
            <text:p>Sat Dec 23 03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04:00:00">
            <text:p>Sat Dec 23 04:00:00 2023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3T05:00:00">
            <text:p>Sat Dec 23 05:00:00 202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1667">
            <text:p>3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30.6667">
            <text:p>30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31.3333">
            <text:p>31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33.5">
            <text:p>33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6667">
            <text:p>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3.8333">
            <text:p>3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6.8333">
            <text:p>6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44.1667">
            <text:p>44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50.3333">
            <text:p>50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51.6667">
            <text:p>51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32.3333">
            <text:p>32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3333">
            <text:p>8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28.0">
            <text:p>28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3.6667">
            <text:p>33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33.5">
            <text:p>33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5">
            <text:p>4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28.0">
            <text:p>28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5.5">
            <text:p>35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35.0">
            <text:p>35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1667">
            <text:p>16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.8333">
            <text:p>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4.8333">
            <text:p>4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6.1667">
            <text:p>6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9.3333">
            <text:p>9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10.8333">
            <text:p>10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13.5">
            <text:p>13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13.6667">
            <text:p>13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8.1667">
            <text:p>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7.5">
            <text:p>7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2.6667">
            <text:p>1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15.6667">
            <text:p>15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18.1667">
            <text:p>18.1667</text:p>
          </table:table-cell>
          <table:table-cell office:value-type="float" office:value="15.0">
            <text:p>15.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13.1667">
            <text:p>1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6.8333">
            <text:p>36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49.6667">
            <text:p>4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7.8333">
            <text:p>7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